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" svg:font-family="Courier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nsolas,Times New Roman" svg:font-family="'Consolas,Times New Roman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paragraph-rsid="000c892c"/>
    </style:style>
    <style:style style:name="P2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paragraph-rsid="000ef159"/>
    </style:style>
    <style:style style:name="P3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fo:font-size="14pt" officeooo:paragraph-rsid="000c892c" style:font-size-asian="14pt" style:font-size-complex="14pt"/>
    </style:style>
    <style:style style:name="P4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0ef1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0c892c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0c892c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0de555" style:font-name-asian="Calibri1" style:font-size-asian="14pt" style:font-weight-asian="bold" style:font-name-complex="Calibri1" style:font-size-complex="14pt" style:font-weight-complex="bold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0c892c" style:font-size-asian="14pt" style:font-size-complex="14pt"/>
    </style:style>
    <style:style style:name="P9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0c892c" style:font-size-asian="14pt" style:font-size-complex="14pt"/>
    </style:style>
    <style:style style:name="P10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language="ru" fo:country="RU" officeooo:rsid="000c892c" officeooo:paragraph-rsid="000c892c" style:font-size-asian="14pt" style:font-size-complex="14pt"/>
    </style:style>
    <style:style style:name="P11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0c892c"/>
    </style:style>
    <style:style style:name="P12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0de555"/>
    </style:style>
    <style:style style:name="P13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officeooo:paragraph-rsid="000de555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officeooo:paragraph-rsid="000c892c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ru" fo:country="RU" officeooo:rsid="000c892c" officeooo:paragraph-rsid="000c892c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en" fo:country="US" fo:font-weight="normal" officeooo:rsid="000c892c" officeooo:paragraph-rsid="000c892c" style:font-name-asian="Calibri1" style:font-size-asian="12pt" style:font-weight-asian="normal" style:font-name-complex="Calibri1" style:font-size-complex="12pt" style:font-weight-complex="normal"/>
    </style:style>
    <style:style style:name="P17" style:family="paragraph" style:parent-style-name="Normal_20__28_Web_29_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0c892c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officeooo:rsid="000c892c" officeooo:paragraph-rsid="000c892c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officeooo:rsid="000c892c" officeooo:paragraph-rsid="000de555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officeooo:paragraph-rsid="000de555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en" fo:country="US" officeooo:paragraph-rsid="000c892c" style:font-name-asian="Times New Roman1" style:language-asian="ru" style:country-asian="RU" style:font-name-complex="Consolas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en" fo:country="US" officeooo:rsid="000de555" officeooo:paragraph-rsid="000de555" style:font-name-asian="Times New Roman1" style:language-asian="ru" style:country-asian="RU" style:font-name-complex="Consolas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officeooo:rsid="000c892c" officeooo:paragraph-rsid="000c892c" style:font-name-asian="Times New Roman1" style:language-asian="ru" style:country-asian="RU" style:font-name-complex="Consolas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officeooo:rsid="00103152" officeooo:paragraph-rsid="00103152" style:font-name-asian="Times New Roman1" style:language-asian="ru" style:country-asian="RU" style:font-name-complex="Consolas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ru" fo:country="RU" officeooo:rsid="000c892c" officeooo:paragraph-rsid="000c892c" style:font-name-asian="Times New Roman1" style:language-asian="ru" style:country-asian="RU" style:font-name-complex="Consolas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ru" fo:country="RU" officeooo:rsid="000de555" officeooo:paragraph-rsid="000de555" style:font-name-asian="Times New Roman1" style:language-asian="ru" style:country-asian="RU" style:font-name-complex="Consolas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font-size="12pt" fo:language="en" fo:country="US" officeooo:rsid="000e8c69" officeooo:paragraph-rsid="000e8c69" style:font-name-asian="Consolas,Times New Roman" style:font-size-asian="12pt" style:language-asian="ru" style:country-asian="RU" style:font-name-complex="Consolas,Times New Roman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font-size="12pt" officeooo:rsid="000ef159" officeooo:paragraph-rsid="000ef159" style:font-name-asian="Calibri1" style:font-size-asian="12pt" style:font-name-complex="Calibri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fo:font-size="14pt" fo:font-weight="bold" officeooo:paragraph-rsid="000c892c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Courier" fo:font-size="12pt" officeooo:rsid="000e8c69" officeooo:paragraph-rsid="000e8c69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Courier" fo:font-size="12pt" officeooo:paragraph-rsid="000c892c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Courier" fo:font-size="12pt" officeooo:rsid="000ef159" officeooo:paragraph-rsid="000ef159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Courier" fo:font-size="12pt" officeooo:paragraph-rsid="000c892c" style:font-name-asian="Consolas" style:font-size-asian="12pt" style:font-name-complex="Consolas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Courier" fo:font-size="12pt" officeooo:rsid="000e8c69" officeooo:paragraph-rsid="000e8c69" style:font-name-asian="Consolas" style:font-size-asian="12pt" style:font-name-complex="Consolas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Courier" fo:font-size="12pt" officeooo:rsid="000ef159" officeooo:paragraph-rsid="000ef159" style:font-name-asian="Calibri1" style:font-size-asian="12pt" style:font-name-complex="Calibri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officeooo:rsid="000e8c69" officeooo:paragraph-rsid="000e8c69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officeooo:rsid="000ef159" officeooo:paragraph-rsid="000ef159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fo:language="en" fo:country="US" officeooo:rsid="000e8c69" officeooo:paragraph-rsid="000e8c69" style:font-name-asian="Consolas,Times New Roman" style:font-size-asian="12pt" style:language-asian="ru" style:country-asian="RU" style:font-name-complex="Consolas,Times New Roman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officeooo:rsid="000e8c69" officeooo:paragraph-rsid="000e8c69" style:font-name-asian="Consolas" style:font-size-asian="12pt" style:font-name-complex="Consolas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officeooo:rsid="000ef159" officeooo:paragraph-rsid="000ef159" style:font-name-asian="Calibri1" style:font-size-asian="12pt" style:font-name-complex="Calibri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language="en" fo:country="US" officeooo:rsid="000de555" officeooo:paragraph-rsid="000de555" style:font-name-asian="Times New Roman1" style:language-asian="ru" style:country-asian="RU" style:font-name-complex="Consolas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333333" style:font-name="Courier" fo:font-size="12pt" fo:language="en" fo:country="US" officeooo:rsid="000e8c69" officeooo:paragraph-rsid="000e8c69" style:font-name-asian="Consolas,Times New Roman" style:font-size-asian="12pt" style:language-asian="ru" style:country-asian="RU" style:font-name-complex="Consolas,Times New Roman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0ef159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0c892c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language="ru" fo:country="RU" officeooo:rsid="000ef159" officeooo:paragraph-rsid="000ef159"/>
    </style:style>
    <style:style style:name="P46" style:family="paragraph" style:parent-style-name="Normal_20__28_Web_29_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fo:font-size="14pt" fo:font-weight="bold" officeooo:paragraph-rsid="000e8c69" style:font-size-asian="14pt" style:font-weight-asian="bold" style:font-size-complex="14pt"/>
    </style:style>
    <style:style style:name="P47" style:family="paragraph" style:parent-style-name="Normal_20__28_Web_29_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font-size="12pt" officeooo:rsid="000e8c69" officeooo:paragraph-rsid="000e8c69" style:font-size-asian="12pt" style:font-size-complex="12pt"/>
    </style:style>
    <style:style style:name="P48" style:family="paragraph" style:parent-style-name="Normal_20__28_Web_29_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Liberation Sans" fo:font-size="12pt" officeooo:rsid="000e8c69" officeooo:paragraph-rsid="000e8c69" style:font-size-asian="12pt" style:font-size-complex="12pt"/>
    </style:style>
    <style:style style:name="P49" style:family="paragraph" style:parent-style-name="Normal_20__28_Web_29_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officeooo:rsid="000e8c69" officeooo:paragraph-rsid="000e8c69" style:font-size-asian="12pt" style:font-size-complex="12pt"/>
    </style:style>
    <style:style style:name="P50" style:family="paragraph" style:parent-style-name="Normal_20__28_Web_29_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fo:language="en" fo:country="US" officeooo:rsid="000e8c69" officeooo:paragraph-rsid="000e8c69" style:font-size-asian="12pt" style:font-size-complex="12pt"/>
    </style:style>
    <style:style style:name="P51" style:family="paragraph" style:parent-style-name="Normal_20__28_Web_29_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officeooo:paragraph-rsid="000e8c69" style:font-size-asian="12pt" style:font-size-complex="12pt"/>
    </style:style>
    <style:style style:name="P52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0c892c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a4e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ru" fo:country="RU" officeooo:rsid="000c892c" style:font-size-asian="14pt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/>
    </style:style>
    <style:style style:name="T9" style:family="text">
      <style:text-properties fo:font-size="14pt" fo:language="ru" fo:country="RU" fo:font-weight="bold" officeooo:rsid="000e8c69" style:font-size-asian="14pt" style:font-weight-asian="bold" style:font-size-complex="14pt"/>
    </style:style>
    <style:style style:name="T10" style:family="text">
      <style:text-properties fo:font-size="14pt" fo:language="ru" fo:country="RU" fo:font-weight="bold" officeooo:rsid="000ef159" style:font-size-asian="14pt" style:font-weight-asian="bold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en" fo:country="US" fo:font-weight="normal" officeooo:rsid="000c892c" style:font-name-asian="Calibri1" style:font-size-asian="12pt" style:font-weight-asian="normal" style:font-name-complex="Calibri1" style:font-size-complex="12pt" style:font-weight-complex="normal"/>
    </style:style>
    <style:style style:name="T13" style:family="text">
      <style:text-properties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14" style:family="text">
      <style:text-properties fo:font-size="12pt" fo:language="ru" fo:country="RU" officeooo:rsid="000c892c" style:font-size-asian="12pt" style:font-size-complex="12pt"/>
    </style:style>
    <style:style style:name="T15" style:family="text">
      <style:text-properties fo:font-size="12pt" fo:language="ru" fo:country="RU" officeooo:rsid="000de555" style:font-size-asian="12pt" style:font-size-complex="12pt"/>
    </style:style>
    <style:style style:name="T16" style:family="text">
      <style:text-properties fo:language="ru" fo:country="RU" style:font-name-asian="Times New Roman1" style:language-asian="ru" style:country-asian="RU" style:font-name-complex="Consolas"/>
    </style:style>
    <style:style style:name="T17" style:family="text">
      <style:text-properties fo:language="ru" fo:country="RU" officeooo:rsid="000de555" style:font-name-asian="Times New Roman1" style:language-asian="ru" style:country-asian="RU" style:font-name-complex="Consolas"/>
    </style:style>
    <style:style style:name="T18" style:family="text">
      <style:text-properties fo:language="ru" fo:country="RU" officeooo:rsid="000ef159"/>
    </style:style>
    <style:style style:name="T19" style:family="text">
      <style:text-properties fo:language="ru" fo:country="RU" officeooo:rsid="000de555"/>
    </style:style>
    <style:style style:name="T20" style:family="text">
      <style:text-properties fo:language="en" fo:country="US" style:font-name-asian="Times New Roman1" style:language-asian="ru" style:country-asian="RU" style:font-name-complex="Consolas"/>
    </style:style>
    <style:style style:name="T21" style:family="text">
      <style:text-properties fo:language="en" fo:country="US" officeooo:rsid="000de555" style:font-name-asian="Times New Roman1" style:language-asian="ru" style:country-asian="RU" style:font-name-complex="Consolas"/>
    </style:style>
    <style:style style:name="T22" style:family="text">
      <style:text-properties fo:language="en" fo:country="US" officeooo:rsid="000ef159"/>
    </style:style>
    <style:style style:name="T23" style:family="text">
      <style:text-properties style:font-name-asian="Times New Roman1" style:language-asian="ru" style:country-asian="RU" style:font-name-complex="Consolas"/>
    </style:style>
    <style:style style:name="T24" style:family="text">
      <style:text-properties fo:color="#0000cc" fo:language="en" fo:country="US" officeooo:rsid="000de555" style:font-name-asian="Times New Roman1" style:language-asian="ru" style:country-asian="RU" style:font-name-complex="Consolas"/>
    </style:style>
    <style:style style:name="T25" style:family="text">
      <style:text-properties officeooo:rsid="000c892c"/>
    </style:style>
    <style:style style:name="T26" style:family="text">
      <style:text-properties style:font-name="Liberation Sans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Отчет по лабораторной работе №1</text:p>
      <text:p text:style-name="P8">По курсу логического программирования.</text:p>
      <text:p text:style-name="P8"/>
      <text:p text:style-name="P8"/>
      <text:p text:style-name="P11"><text:span text:style-name="T1"><text:s text:c="69"/>Работу выполнил</text:span><text:span text:style-name="T7">а</text:span></text:p>
      <text:p text:style-name="P11"><text:span text:style-name="T7">с</text:span><text:span text:style-name="T1">тудент</text:span><text:span text:style-name="T7">ка</text:span><text:span text:style-name="T1"> группы 8О-</text:span><text:span text:style-name="T2">2</text:span><text:span text:style-name="T1">08Б</text:span></text:p>
      <text:p text:style-name="P10">Понагайбо Анастасия Олеговна</text:p>
      <text:p text:style-name="P9">Сдано: _________________</text:p>
      <text:p text:style-name="P5"/>
      <text:p text:style-name="P12"><text:span text:style-name="T3">Тема:</text:span><text:span text:style-name="T1"> </text:span></text:p>
      <text:p text:style-name="P13">Обработка списков.</text:p>
      <text:p text:style-name="P14"/>
      <text:p text:style-name="P12"><text:span text:style-name="T3">Цель работы:</text:span><text:span text:style-name="T5"> </text:span></text:p>
      <text:p text:style-name="P12"><text:span text:style-name="T15">П</text:span><text:span text:style-name="T11">ервоначальное ознакомление с выбранной системой программирования на языке Пролог, реализация предикатов обработки списков в различных представлениях. </text:span></text:p>
      <text:p text:style-name="P14"/>
      <text:p text:style-name="P12"><text:span text:style-name="T4">Задание:</text:span><text:span text:style-name="T1"> </text:span></text:p>
      <text:p text:style-name="P12"><text:span text:style-name="T11">Вариант № </text:span><text:span text:style-name="T14">14</text:span><text:span text:style-name="T11">. </text:span><text:span text:style-name="T14">Нахождение элемента списка, следующего за данным. </text:span><text:span text:style-name="T15">Проверка списка на геометрическую прогрессию.</text:span></text:p>
      <text:p text:style-name="P15"/>
      <text:p text:style-name="P7">Использованные версии языка Prolog: </text:p>
      <text:p text:style-name="P12"><text:span text:style-name="T13">S</text:span><text:span text:style-name="T12">trawberry Prolog, 3.0 Beta 4.</text:span></text:p>
      <text:p text:style-name="P16"/>
      <text:p text:style-name="P6">Текст программы:</text:p>
      <text:p text:style-name="P18"><text:span text:style-name="T23">% </text:span><text:span text:style-name="T16">реализация стандартных предикатов</text:span></text:p>
      <text:p text:style-name="P23">my_leng([],0).</text:p>
      <text:p text:style-name="P23">my_leng([_|X],N):-</text:p>
      <text:p text:style-name="P23"><text:s text:c="2"/>my_leng(X,M), </text:p>
      <text:p text:style-name="P23"><text:s text:c="2"/>N is M+1.</text:p>
      <text:p text:style-name="P23"/>
      <text:p text:style-name="P23">my_memb(X,[X|_]).</text:p>
      <text:p text:style-name="P23">my_memb(X,[_|Y]):-</text:p>
      <text:p text:style-name="P23"><text:s text:c="2"/>my_memb(X,Y).</text:p>
      <text:p text:style-name="P23"/>
      <text:p text:style-name="P23">my_app([],X,X).</text:p>
      <text:p text:style-name="P23">my_app([X|Y],Z,[X|T]):-</text:p>
      <text:p text:style-name="P23"><text:s text:c="2"/>my_app(Y,Z,T).</text:p>
      <text:p text:style-name="P23"/>
      <text:p text:style-name="P23">my_rem(X,[X|Y],Y).</text:p>
      <text:p text:style-name="P23">my_rem(X,[Z|Y],[Z|Y1]):-</text:p>
      <text:p text:style-name="P23"><text:s text:c="2"/>my_rem(X,Y,Y1).</text:p>
      <text:p text:style-name="P23"/>
      <text:p text:style-name="P23">my_sublist(X,Y):-</text:p>
      <text:p text:style-name="P23"><text:s text:c="2"/>my_app(_,Z,Y),</text:p>
      <text:p text:style-name="P23"><text:s text:c="2"/>my_app(X,_,Z).</text:p>
      <text:p text:style-name="P23"/>
      <text:p text:style-name="P23">my_perm([],[]).</text:p>
      <text:p text:style-name="P23">my_perm(L,[X|T]):-</text:p>
      <text:p text:style-name="P23"><text:s text:c="2"/>my_rem(X,L,Z),</text:p>
      <text:p text:style-name="P23"><text:s text:c="2"/>my_perm(Z,T).</text:p>
      <text:p text:style-name="P23"><text:soft-page-break/></text:p>
      <text:p text:style-name="P18"><text:span text:style-name="T23">% </text:span><text:span text:style-name="T16">стандартные предикаты для порядкового представления списками</text:span></text:p>
      <text:p text:style-name="P18"><text:span text:style-name="T16">% предикаты </text:span><text:span text:style-name="T20">my_memb </text:span><text:span text:style-name="T16">и </text:span><text:span text:style-name="T20">my_leng </text:span><text:span text:style-name="T16">работают для</text:span></text:p>
      <text:p text:style-name="P25">% обычного списка и списка в порядковом представлении</text:p>
      <text:p text:style-name="P23">ord_app(X,[],X).</text:p>
      <text:p text:style-name="P18"><text:span text:style-name="T23">ord_app(X,[e(</text:span><text:span text:style-name="T20">A</text:span><text:span text:style-name="T23">,_)|</text:span><text:span text:style-name="T20">T</text:span><text:span text:style-name="T23">],M):-</text:span></text:p>
      <text:p text:style-name="P23"><text:s text:c="2"/>my_leng(X,N), </text:p>
      <text:p text:style-name="P23"><text:s text:c="2"/>N1 is N + 1,</text:p>
      <text:p text:style-name="P18"><text:span text:style-name="T23"><text:s text:c="2"/>my_app(X,[e(</text:span><text:span text:style-name="T20">A</text:span><text:span text:style-name="T23">,N1)],L), </text:span></text:p>
      <text:p text:style-name="P18"><text:span text:style-name="T23"><text:s text:c="2"/>ord_app(L,</text:span><text:span text:style-name="T20">T</text:span><text:span text:style-name="T23">,M).</text:span></text:p>
      <text:p text:style-name="P23"/>
      <text:p text:style-name="P23">ord_perm([],[]).</text:p>
      <text:p text:style-name="P23">ord_perm(L,X):-</text:p>
      <text:p text:style-name="P23"><text:s text:c="2"/>my_perm(L,M),</text:p>
      <text:p text:style-name="P23"><text:s text:c="2"/>ord_app([],M,X).</text:p>
      <text:p text:style-name="P23"/>
      <text:p text:style-name="P18"><text:span text:style-name="T23">decr([e(A,N)],[e(A,M)]):- % </text:span><text:span text:style-name="T17">пересчитывает индексы в списке</text:span></text:p>
      <text:p text:style-name="P23"><text:s text:c="2"/>M is N-1.</text:p>
      <text:p text:style-name="P23">decr([e(A,N)|T],[e(A,M)|T1]):-</text:p>
      <text:p text:style-name="P23"><text:s text:c="2"/>M is N-1, </text:p>
      <text:p text:style-name="P23"><text:s text:c="2"/>decr(T,T1).</text:p>
      <text:p text:style-name="P23"/>
      <text:p text:style-name="P23">ord_rem(e(A,N),[e(A,N)|[]], []).</text:p>
      <text:p text:style-name="P23">ord_rem(e(A,N),[e(A,N)|T],L):- </text:p>
      <text:p text:style-name="P23"><text:s text:c="2"/>decr(T,L).</text:p>
      <text:p text:style-name="P23">ord_rem(X, [Y|T], [Y|T1]):-</text:p>
      <text:p text:style-name="P23"><text:s text:c="2"/>ord_rem(X,T,T1).</text:p>
      <text:p text:style-name="P23"/>
      <text:p text:style-name="P19"><text:span text:style-name="T23">% </text:span><text:span text:style-name="T17">предикаты для обычного списка</text:span></text:p>
      <text:p text:style-name="P26">% получение следующего элемента</text:p>
      <text:p text:style-name="P18"><text:span text:style-name="T23">next_std(X,Y,L):- %</text:span><text:span text:style-name="T17"> с использованием стандартного предиката</text:span></text:p>
      <text:p text:style-name="P23"><text:s text:c="2"/>append(_,[X,Y|_],L).</text:p>
      <text:p text:style-name="P23"/>
      <text:p text:style-name="P18"><text:span text:style-name="T23">my_next(X,Y,[X,Y|_]). %</text:span><text:span text:style-name="T17"> без использования стандартного предиката</text:span></text:p>
      <text:p text:style-name="P23">my_next(X,Y,[_|L]):- </text:p>
      <text:p text:style-name="P23"><text:s text:c="2"/>my_next(X,Y,L).</text:p>
      <text:p text:style-name="P23"/>
      <text:p text:style-name="P18"><text:span text:style-name="T23">ord_next(X, e(A,N), [X,e(A,N)|_]). % </text:span><text:span text:style-name="T17">для порядкового представления</text:span></text:p>
      <text:p text:style-name="P23">ord_next(X,e(A,N),[_|L]):- </text:p>
      <text:p text:style-name="P23"><text:s text:c="2"/>ord_next(X,e(A,N),L).</text:p>
      <text:p text:style-name="P23"/>
      <text:p text:style-name="P19"><text:span text:style-name="T23">% </text:span><text:span text:style-name="T17">предикаты для числового списка</text:span></text:p>
      <text:p text:style-name="P26">% проверка на геометрическую</text:p>
      <text:p text:style-name="P23"/>
      <text:p text:style-name="P24">my_gp([],_). <text:span text:style-name="T25">% </text:span><text:span text:style-name="T19">для обычного представления</text:span></text:p>
      <text:p text:style-name="P24">my_gp([A],_).</text:p>
      <text:p text:style-name="P24">my_gp([A|T],K):-</text:p>
      <text:p text:style-name="P24"><text:s text:c="2"/>my_leng([A|T],N),</text:p>
      <text:p text:style-name="P24"><text:s text:c="2"/>N =:= 2,</text:p>
      <text:p text:style-name="P24"><text:s text:c="2"/>my_next(A, T1, [A|T]),</text:p>
      <text:p text:style-name="P24"><text:s text:c="2"/>K is T1/A.</text:p>
      <text:p text:style-name="P24">my_gp([A|T],K):-</text:p>
      <text:p text:style-name="P24"><text:s text:c="2"/>my_leng([A|T],N),</text:p>
      <text:p text:style-name="P24"><text:soft-page-break/><text:s text:c="2"/>N &gt; 2,</text:p>
      <text:p text:style-name="P24"><text:s text:c="2"/>my_next(A,X,[A|T]),</text:p>
      <text:p text:style-name="P24"><text:s text:c="2"/>K is X/A, </text:p>
      <text:p text:style-name="P24"><text:s text:c="2"/>my_gp(T,K1),</text:p>
      <text:p text:style-name="P24"><text:s text:c="2"/>K =:= K1.</text:p>
      <text:p text:style-name="P24"/>
      <text:p text:style-name="P24">get_el(e(A,_),A).<text:span text:style-name="T25"> % </text:span><text:span text:style-name="T19">получение значения из элемента</text:span></text:p>
      <text:p text:style-name="P24"/>
      <text:p text:style-name="P24">ord_gp([],_). <text:span text:style-name="T25">%</text:span><text:span text:style-name="T19"> для порядкового представления</text:span></text:p>
      <text:p text:style-name="P24">ord_gp([e(_,_)],_).</text:p>
      <text:p text:style-name="P24">ord_gp([e(A,L)|T],K):-</text:p>
      <text:p text:style-name="P24"><text:s text:c="2"/>my_leng([e(A,L)|T],N),</text:p>
      <text:p text:style-name="P24"><text:s text:c="2"/>N =:= 2, </text:p>
      <text:p text:style-name="P24"><text:s text:c="2"/>ord_next(e(A,L), Y, [e(A,L)|T]),</text:p>
      <text:p text:style-name="P24"><text:s text:c="2"/>get_el(e(A,L), A1),</text:p>
      <text:p text:style-name="P24"><text:s text:c="2"/>get_el(Y, T1),</text:p>
      <text:p text:style-name="P24"><text:s text:c="2"/>K is T1/A1.</text:p>
      <text:p text:style-name="P24">ord_gp([e(A,L)|T],K):-</text:p>
      <text:p text:style-name="P24"><text:s text:c="2"/>my_leng([e(A,L)|T],N),</text:p>
      <text:p text:style-name="P24"><text:s text:c="2"/>N &gt; 2,</text:p>
      <text:p text:style-name="P24"><text:s text:c="2"/>ord_next(e(A,L),X,[e(A,L)|T]),</text:p>
      <text:p text:style-name="P24"><text:s text:c="2"/>get_el(e(A,L),A1),</text:p>
      <text:p text:style-name="P24"><text:s text:c="2"/>get_el(X,X1), </text:p>
      <text:p text:style-name="P24"><text:s text:c="2"/>K is X1/A1,</text:p>
      <text:p text:style-name="P24"><text:s text:c="2"/>ord_gp(T,K1),</text:p>
      <text:p text:style-name="P24"><text:s text:c="2"/>K =:= K1.</text:p>
      <text:p text:style-name="P17"><text:span text:style-name="T3">Примеры работы стандартных предикатов</text:span><text:span text:style-name="T6">: </text:span></text:p>
      <text:p text:style-name="P22">?- N is list_length([1,2,3,4,5]), write(N), nl.</text:p>
      <text:p text:style-name="P20"><text:span text:style-name="T24">5</text:span><text:span text:style-name="T20"><text:tab/></text:span></text:p>
      <text:p text:style-name="P21"><text:bookmark text:name="1.txt-4"/></text:p>
      <text:p text:style-name="P20"><text:bookmark text:name="1.txt-5"/><text:span text:style-name="T20">?- </text:span><text:span text:style-name="T21">member(3, [1,2,3,4]).</text:span></text:p>
      <text:p text:style-name="P41">Yes.</text:p>
      <text:p text:style-name="P21"><text:bookmark text:name="1.txt-9"/></text:p>
      <text:p text:style-name="P20"><text:bookmark text:name="1.txt-10"/><text:span text:style-name="T20">?- </text:span><text:span text:style-name="T21">append([a,b], [4,5], X), write(X), nl.</text:span></text:p>
      <text:p text:style-name="P41">[a, b, 4, 5]</text:p>
      <text:p text:style-name="P17"><text:span text:style-name="T3">Примеры работы реализованных </text:span><text:span text:style-name="T9">стандартных </text:span><text:span text:style-name="T3">предикатов: </text:span></text:p>
      <text:p text:style-name="P42">?- my_leng([a,b,c,d], N), write(N), nl.</text:p>
      <text:p text:style-name="P38">4</text:p>
      <text:p text:style-name="P38"/>
      <text:p text:style-name="P27">?- my_memb(c, [a,b,c,d,e,f]).</text:p>
      <text:p text:style-name="P38">Yes.</text:p>
      <text:p text:style-name="P27"/>
      <text:p text:style-name="P27">?- my_app([1,2,3], [a,b,c], X), write(X), nl.</text:p>
      <text:p text:style-name="P38">[1, 2, 3, a, b, c]</text:p>
      <text:p text:style-name="P27"/>
      <text:p text:style-name="P27">?- my_rem(b, [a,b,c,d], X), write(X), nl.</text:p>
      <text:p text:style-name="P38">[a, c, d]</text:p>
      <text:p text:style-name="P27"/>
      <text:p text:style-name="P27">?- my_sublist(X, [a,b]), write(X), nl.</text:p>
      <text:p text:style-name="P38"><text:soft-page-break/>[]</text:p>
      <text:p text:style-name="P38">Yes.</text:p>
      <text:p text:style-name="P38">[a]</text:p>
      <text:p text:style-name="P38">Yes.</text:p>
      <text:p text:style-name="P38">[a, b]</text:p>
      <text:p text:style-name="P38">Yes.</text:p>
      <text:p text:style-name="P38">[]</text:p>
      <text:p text:style-name="P38">Yes.</text:p>
      <text:p text:style-name="P38">[b]</text:p>
      <text:p text:style-name="P38">Yes.</text:p>
      <text:p text:style-name="P38">[]</text:p>
      <text:p text:style-name="P38">Yes.</text:p>
      <text:p text:style-name="P38">No.</text:p>
      <text:p text:style-name="P27"/>
      <text:p text:style-name="P27">?- my_perm([a,b,c], X), write(X), nl.</text:p>
      <text:p text:style-name="P38">[a, b, c]</text:p>
      <text:p text:style-name="P38">Yes.</text:p>
      <text:p text:style-name="P38">[a, c, b]</text:p>
      <text:p text:style-name="P38">Yes.</text:p>
      <text:p text:style-name="P38">[b, a, c]</text:p>
      <text:p text:style-name="P38">Yes.</text:p>
      <text:p text:style-name="P38">[b, c, a]</text:p>
      <text:p text:style-name="P38">Yes.</text:p>
      <text:p text:style-name="P38">[c, a, b]</text:p>
      <text:p text:style-name="P38">Yes.</text:p>
      <text:p text:style-name="P38">[c, b, a]</text:p>
      <text:p text:style-name="P38">Yes.</text:p>
      <text:p text:style-name="P38">No.</text:p>
      <text:p text:style-name="P33"/>
      <text:p text:style-name="P34">?- ord_app([e(q,1), e(w,2)], [e(s,7), e(d,8)], X), write(X), nl.</text:p>
      <text:p text:style-name="P39">[e(q, 1), e(w, 2), e(s, 3), e(d, 4)]</text:p>
      <text:p text:style-name="P34"/>
      <text:p text:style-name="P34">?- ord_perm([e(a,1), e(b,2), e(c,3)], X), write(X), nl.</text:p>
      <text:p text:style-name="P39">[e(a, 1), e(b, 2), e(c, 3)]</text:p>
      <text:p text:style-name="P39">Yes.</text:p>
      <text:p text:style-name="P39">[e(a, 1), e(c, 2), e(b, 3)]</text:p>
      <text:p text:style-name="P39">Yes.</text:p>
      <text:p text:style-name="P39">[e(b, 1), e(a, 2), e(c, 3)]</text:p>
      <text:p text:style-name="P39">Yes.</text:p>
      <text:p text:style-name="P39">[e(b, 1), e(c, 2), e(a, 3)]</text:p>
      <text:p text:style-name="P39">Yes.</text:p>
      <text:p text:style-name="P39">[e(c, 1), e(a, 2), e(b, 3)]</text:p>
      <text:p text:style-name="P39">Yes.</text:p>
      <text:p text:style-name="P39">[e(c, 1), e(b, 2), e(a, 3)]</text:p>
      <text:p text:style-name="P39">Yes.</text:p>
      <text:p text:style-name="P39">No.</text:p>
      <text:p text:style-name="P34"/>
      <text:p text:style-name="P34">?- ord_rem(e(s,3), [e(q,1), e(w,2), e(s,3), e(d,4)], X), write(X).</text:p>
      <text:p text:style-name="P39">[e(q, 1), e(w, 2), e(d, 3)]</text:p>
      <text:p text:style-name="P33"/>
      <text:p text:style-name="P51"><text:span text:style-name="T3">Примеры работы</text:span><text:span text:style-name="T9"> </text:span><text:span text:style-name="T3">предикат</text:span><text:span text:style-name="T9">ов для обычного списка</text:span><text:span text:style-name="T3">:</text:span></text:p>
      <text:p text:style-name="P46"/>
      <text:p text:style-name="P47">?- next_std(b, X, [a,b,c,d]), write(X), nl.</text:p>
      <text:p text:style-name="P50"><text:soft-page-break/>c</text:p>
      <text:p text:style-name="P47"/>
      <text:p text:style-name="P47">?- my_next(c, X, [a,b,c,d]), write(X), nl.</text:p>
      <text:p text:style-name="P50">d</text:p>
      <text:p text:style-name="P47"/>
      <text:p text:style-name="P47">?- ord_next(e(s,3), X, [e(q,1), e(w,2), e(s,3), e(d,4)]), write(X), nl.</text:p>
      <text:p text:style-name="P49">e(d, 4)</text:p>
      <text:p text:style-name="P49"/>
      <text:p text:style-name="P48"><text:span text:style-name="T3">Примеры работы</text:span><text:span text:style-name="T8"> </text:span><text:span text:style-name="T3">предикат</text:span><text:span text:style-name="T8">ов для числового списка</text:span><text:span text:style-name="T3">:</text:span></text:p>
      <text:p text:style-name="P47"/>
      <text:p text:style-name="P47">?- my_gp([1,2,4,8,16], _).</text:p>
      <text:p text:style-name="P36">Yes.</text:p>
      <text:p text:style-name="P30"/>
      <text:p text:style-name="P32">?- my_gp([1,2,3], _).</text:p>
      <text:p text:style-name="P37">No.</text:p>
      <text:p text:style-name="P30"/>
      <text:p text:style-name="P30">?- ord_gp([e(1,1), e(2,2), e(4,3), e(8,4)],_).</text:p>
      <text:p text:style-name="P36">Yes.</text:p>
      <text:p text:style-name="P30"/>
      <text:p text:style-name="P32">?- ord_gp([e(1,1), e(2,2), e(3,3)],_).</text:p>
      <text:p text:style-name="P37">No.</text:p>
      <text:p text:style-name="P31"/>
      <text:p text:style-name="P44"><text:span text:style-name="T3">Пример совместного использования </text:span><text:span text:style-name="T10">реализованных стандартных предикатов и предиката получения следующего элемента:</text:span></text:p>
      <text:p text:style-name="P29"/>
      <text:p text:style-name="P28">?- L = [1,2,3,4,5,6,7],</text:p>
      <text:p text:style-name="P28">write("list is "), write(L), my_leng(L,N),</text:p>
      <text:p text:style-name="P28">write(", its length is "), write(N),nl,</text:p>
      <text:p text:style-name="P28">write("next element after 3 is "),</text:p>
      <text:p text:style-name="P28">my_next(3, X, L), write("X = "), write(X), nl,</text:p>
      <text:p text:style-name="P28">write("remove 3 from list, "), </text:p>
      <text:p text:style-name="P28">my_rem(X, L, T), write("new list is: "), write(T),nl,</text:p>
      <text:p text:style-name="P28">write("its length is "), my_leng(T, N1), write(N1), nl,</text:p>
      <text:p text:style-name="P28">write("is "), write(X), write(" member of "), </text:p>
      <text:p text:style-name="P28">write(T), write("? "),my_memb(X,T).</text:p>
      <text:p text:style-name="P35"/>
      <text:p text:style-name="P40">list is [1, 2, 3, 4, 5, 6, 7], its length is 7</text:p>
      <text:p text:style-name="P40">next element after 3 is X = 4</text:p>
      <text:p text:style-name="P40">remove 3 from list, new list is: [1, 2, 3, 5, 6, 7]</text:p>
      <text:p text:style-name="P40">its length is 6</text:p>
      <text:p text:style-name="P40">is 4 member of [1, 2, 3, 5, 6, 7]? No.</text:p>
      <text:p text:style-name="P2"><text:line-break/><text:span text:style-name="T26">Выводы: </text:span></text:p>
      <text:p text:style-name="P4"/>
      <text:p text:style-name="P43"><text:span text:style-name="T18">Работать со списками с помощью языка </text:span><text:span text:style-name="T22">Prolog </text:span><text:span text:style-name="T18">легче, чем с помощью императивных языков программирования (например, С++). </text:span><text:span text:style-name="T22">Prolog </text:span><text:span text:style-name="T18">близок к естественным языкам, поэтому программа (факты, предикаты) и ее вызовы (запросы) легко читаются.</text:span></text:p>
      <text:p text:style-name="P45">В данной лабораторной работе мы научились работать со стандартными предикатами обработки списков и писать свои предикаты для их обработки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" svg:font-family="Courier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nsolas,Times New Roman" svg:font-family="'Consolas,Times New Roman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7S</meta:editing-duration>
    <meta:editing-cycles>6</meta:editing-cycles>
    <meta:generator>LibreOffice/5.2.1.2$Windows_x86 LibreOffice_project/31dd62db80d4e60af04904455ec9c9219178d620</meta:generator>
    <dc:date>2016-10-28T13:06:22.972000000</dc:date>
    <meta:document-statistic meta:table-count="0" meta:image-count="0" meta:object-count="0" meta:page-count="5" meta:paragraph-count="201" meta:word-count="681" meta:character-count="5160" meta:non-whitespace-character-count="4495"/>
    <meta:user-defined meta:name="Info 1"/>
    <meta:user-defined meta:name="Info 2"/>
    <meta:user-defined meta:name="Info 3"/>
    <meta:user-defined meta:name="Info 4"/>
  </office:meta>
</office:document-meta>
</file>